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Calibri Light" svg:font-family="'Calibri Light', 'Calibri Light_EmbeddedFont', 'Calibri Light_MSFontService', sans-serif"/>
    <style:font-face style:name="Calibri1" svg:font-family="Calibri, Calibri_EmbeddedFont, Calibri_MSFontService, sans-serif"/>
    <style:font-face style:name="Calibri" svg:font-family="Calibri, Calibri_MSFontService,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1.349cm" fo:text-align="start" style:justify-single-word="false" fo:text-indent="0cm" style:auto-text-indent="false" fo:background-color="transparent" fo:padding="0cm" fo:border="none"/>
      <style:text-properties fo:font-variant="normal" fo:text-transform="none" fo:font-style="normal" fo:font-weight="normal"/>
    </style:style>
    <style:style style:name="P2"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fo:font-style="normal" fo:font-weight="normal"/>
    </style:style>
    <style:style style:name="P3" style:family="paragraph" style:parent-style-name="Text_20_body">
      <loext:graphic-properties draw:fill="none" draw:fill-color="#ffffff"/>
      <style:paragraph-properties fo:margin-left="0cm" fo:margin-right="0cm" style:line-height-at-least="0.847cm" fo:text-align="start" style:justify-single-word="false" fo:text-indent="0cm" style:auto-text-indent="false" fo:background-color="transparent" fo:padding="0cm" fo:border="none"/>
      <style:text-properties fo:font-variant="normal" fo:text-transform="none" fo:color="#2f5496" loext:opacity="100%" fo:language="es" fo:country="ES" fo:font-style="normal" fo:font-weight="normal"/>
    </style:style>
    <style:style style:name="P4" style:family="paragraph" style:parent-style-name="Text_20_body">
      <loext:graphic-properties draw:fill="none" draw:fill-color="#ffffff"/>
      <style:paragraph-properties fo:margin-left="0cm" fo:margin-right="0cm" style:line-height-at-least="0.847cm" fo:text-align="start" style:justify-single-word="false" fo:text-indent="0cm" style:auto-text-indent="false" fo:background-color="transparent" fo:padding="0cm" fo:border="none"/>
      <style:text-properties fo:font-variant="normal" fo:text-transform="none" fo:color="#2f5496" loext:opacity="100%" fo:font-style="normal" fo:font-weight="normal"/>
    </style:style>
    <style:style style:name="P5"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fo:language="es" fo:country="ES" fo:font-style="normal" fo:font-weight="normal"/>
    </style:style>
    <style:style style:name="P6" style:family="paragraph" style:parent-style-name="Text_20_body" style:list-style-name="L1">
      <loext:graphic-properties draw:fill="none" draw:fill-color="#ffffff"/>
      <style:paragraph-properties fo:margin-left="0.635cm" fo:margin-right="0cm" style:line-height-at-least="0.503cm" fo:text-align="start" style:justify-single-word="false" fo:text-indent="0cm" style:auto-text-indent="false" fo:background-color="transparent" fo:padding="0cm" fo:border="none"/>
      <style:text-properties fo:font-variant="normal" fo:text-transform="none" style:font-name="Calibri" fo:font-size="11pt" fo:font-style="normal" fo:font-weight="normal"/>
    </style:style>
    <style:style style:name="P7" style:family="paragraph" style:parent-style-name="Text_20_body" style:list-style-name="L2">
      <loext:graphic-properties draw:fill="none" draw:fill-color="#ffffff"/>
      <style:paragraph-properties fo:margin-left="0.635cm" fo:margin-right="0cm" style:line-height-at-least="0.503cm" fo:text-align="start" style:justify-single-word="false" fo:text-indent="0cm" style:auto-text-indent="false" fo:background-color="transparent" fo:padding="0cm" fo:border="none"/>
      <style:text-properties fo:font-variant="normal" fo:text-transform="none" style:font-name="Calibri" fo:font-size="11pt" fo:font-style="normal" fo:font-weight="normal"/>
    </style:style>
    <style:style style:name="T1" style:family="text">
      <style:text-properties style:font-name="Calibri Light" fo:font-size="28pt" fo:language="es" fo:country="ES"/>
    </style:style>
    <style:style style:name="T2" style:family="text">
      <style:text-properties style:font-name="Calibri Light" fo:font-size="16pt"/>
    </style:style>
    <style:style style:name="T3" style:family="text">
      <style:text-properties style:font-name="Calibri Light" fo:font-size="16pt" fo:language="es" fo:country="ES"/>
    </style:style>
    <style:style style:name="T4" style:family="text">
      <style:text-properties style:font-name="Calibri1" fo:font-size="11pt" fo:language="es" fo:country="ES"/>
    </style:style>
    <style:style style:name="T5" style:family="text">
      <style:text-properties style:font-name="Calibri1" fo:language="es" fo:country="ES"/>
    </style:style>
    <style:style style:name="T6" style:family="text">
      <style:text-properties fo:color="#000000" loext:opacity="100%"/>
    </style:style>
    <style:style style:name="T7" style:family="text">
      <style:text-properties fo:color="#000000" loext:opacity="100%" style:text-line-through-style="none" style:text-line-through-type="none" style:font-name="Calibri1" fo:font-size="11pt" fo:language="es" fo:country="ES" style:text-underline-style="none" style:text-blinking="false"/>
    </style:style>
    <style:style style:name="T8" style:family="text">
      <style:text-properties fo:color="#000000" loext:opacity="100%" style:font-name="Calibri1" fo:font-size="11pt"/>
    </style:style>
    <style:style style:name="T9" style:family="text">
      <style:text-properties fo:color="#000000" loext:opacity="100%" style:font-name="Calibri1" fo:font-size="11pt" fo:language="es" fo:country="E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FGS Desarrollo de Aplicaciones Web</text:span> </text:p>
      <text:section text:style-name="Sect1" text:name="WACViewPanel_ClipboardElement">
        <text:p text:style-name="P3"><text:span text:style-name="T2">Enunciado</text:span> </text:p>
        <text:p text:style-name="P2"><text:span text:style-name="T4">Desarrolla una aplicación para confeccionar las nóminas de los empleados de varias empresas, utilizando las bases de cotización y tipos de contrato adecuados.</text:span> </text:p>
        <text:p text:style-name="P2"><text:span text:style-name="T4">La aplicación debe ofrecer la versatilidad de ser utilizada tanto por una asesoría como directamente por una organización. De manera que el resultado final debe ser flexible a ser transmitido en diferentes formatos. </text:span> </text:p>
        <text:p text:style-name="P2"><text:span text:style-name="T4">Las tablas de cotización, </text:span><text:span text:style-name="T7">categorías profesionales</text:span> <text:span text:style-name="T4">y los tipos de contrato estarán almacenados en formato XML. Cada equipo debe diseñar los documentos XML para guardar esta información. Cuando sea necesario, el programa leerá esta información desde los ficheros XML y la utilizará para realizar sus cálculos.</text:span> </text:p>
        <text:p text:style-name="P2"><text:span text:style-name="T9">Las nóminas se almacenarán en la base de datos utilizando transacciones.</text:span><text:span text:style-name="T6"> </text:span></text:p>
        <text:p text:style-name="P5"><text:span text:style-name="T8">Las nóminas se realizarán teniendo en cuenta todas sus funcionalidades.</text:span><text:span text:style-name="T6"> </text:span></text:p>
        <text:p text:style-name="P4"><text:span text:style-name="T3">Requisitos mínimos:</text:span> </text:p>
        <text:list xml:id="list1382490478" text:style-name="L1">
          <text:list-item>
            <text:p text:style-name="P6"><text:span text:style-name="T5">Sistemas Gestor Base de Datos dockerizado.</text:span> </text:p>
          </text:list-item>
        </text:list>
        <text:list xml:id="list481803369" text:style-name="L2">
          <text:list-item>
            <text:p text:style-name="P7"><text:span text:style-name="T5">Tablas de cotización y tipos de contrato en ficheros XML.</text:span> </text:p>
          </text:list-item>
          <text:list-item>
            <text:p text:style-name="P7"><text:span text:style-name="T5">Diseño la batería de pruebas unitarias.</text:span> </text:p>
          </text:list-item>
          <text:list-item>
            <text:p text:style-name="P7"><text:span text:style-name="T5">Documentar los requisitos para el despliegue en el repositorio.</text:span> </text:p>
          </text:list-item>
          <text:list-item>
            <text:p text:style-name="P7"><text:span text:style-name="T5">Documentar el código.</text:span> </text:p>
          </text:list-item>
          <text:list-item>
            <text:p text:style-name="P7"><text:span text:style-name="T5">La aplicación debe funcionar fuera del Entorno de Desarrollo.</text:span> </text:p>
          </text:list-item>
        </text:list>
        <text:p text:style-name="P2"><text:span text:style-name="T4">Obligatoriamente, el programa debe funcionar y cumplir con las especificaciones, en caso de no funcionar o no cumplir con algún requisito no se podrá aprobar la práctica.</text:span> </text:p>
        <text:p text:style-name="P4"><text:span text:style-name="T3">Entregables</text:span> </text:p>
        <text:p text:style-name="P2"><text:span text:style-name="T4">Script para crear la BDD.</text:span> </text:p>
        <text:p text:style-name="P2"><text:span text:style-name="T4">Documentos XML.</text:span> </text:p>
        <text:p text:style-name="P2"><text:span text:style-name="T4">Historial de comandos.</text:span> </text:p>
        <text:p text:style-name="P2"><text:span text:style-name="T4">Arquitectura de la aplicación.</text:span> </text:p>
        <text:p text:style-name="P2"><text:span text:style-name="T4">Repositorio de control de versiones.</text:span> </text:p>
        <text:p text:style-name="P2"><text:span text:style-name="T4">Planificación (04-04-2022)</text:span> </text:p>
        <text:p text:style-name="P4"><text:span text:style-name="T3">Copias</text:span> </text:p>
        <text:p text:style-name="P2"><text:span text:style-name="T4">En caso de copiar total o parcialmente cualquier parte del trabajo, la nota de todos las alumnas y alumnos del equipo será un cero, tanto para el equipo que ha copiado como para del grupo del cual se han copiado.</text:span> </text:p>
        <text:p text:style-name="P2"><text:span text:style-name="T4">Además, en cada módulo se aplicarán las sanciones contempladas en su programación.</text:span> </text:p>
        <text:p text:style-name="P4"><text:soft-page-break/><text:span text:style-name="T3">Temporización</text:span> </text:p>
        <text:p text:style-name="P2"><text:span text:style-name="T4">Fecha presentación: 29 marzo de 2022</text:span> </text:p>
        <text:p text:style-name="P2"><text:span text:style-name="T4">Fecha exposición: 13 mayo de 2022</text:span> </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Calibri Light" svg:font-family="'Calibri Light', 'Calibri Light_EmbeddedFont', 'Calibri Light_MSFontService', sans-serif"/>
    <style:font-face style:name="Calibri1" svg:font-family="Calibri, Calibri_EmbeddedFont, Calibri_MSFontService, sans-serif"/>
    <style:font-face style:name="Calibri" svg:font-family="Calibri, Calibri_MSFontService,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3-31T08:56:33.631526044</meta:creation-date>
    <dc:date>2022-03-31T08:56:57.410185366</dc:date>
    <meta:editing-duration>PT24S</meta:editing-duration>
    <meta:editing-cycles>1</meta:editing-cycles>
    <meta:document-statistic meta:table-count="0" meta:image-count="0" meta:object-count="0" meta:page-count="2" meta:paragraph-count="28" meta:word-count="295" meta:character-count="1922" meta:non-whitespace-character-count="1632"/>
    <meta:generator>LibreOffice/7.1.5.2$Linux_X86_64 LibreOffice_project/10$Build-2</meta:generator>
  </office:meta>
</office:document-meta>
</file>